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5" style:family="table-cell" style:parent-style-name="Default" style:data-style-name="N1">
      <style:table-cell-properties fo:background-color="#eeeeee"/>
    </style:style>
    <style:style style:name="ce6" style:family="table-cell" style:parent-style-name="Default" style:data-style-name="N10">
      <style:table-cell-properties fo:background-color="#eeeeee" style:text-align-source="fix" style:repeat-content="false"/>
      <style:paragraph-properties fo:text-align="end" fo:margin-left="0in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3" style:family="table-cell" style:parent-style-name="Default" style:data-style-name="N121">
      <style:table-cell-properties fo:background-color="#999999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fo:background-color="#eeeeee"/>
    </style:style>
    <style:style style:name="ce11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9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21"/>
    <style:style style:name="ce32" style:family="table-cell" style:parent-style-name="Default" style:data-style-name="N10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3" style:family="table-cell" style:parent-style-name="Default" style:data-style-name="N11">
      <style:table-cell-properties fo:background-color="transparent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37" style:family="table-cell" style:parent-style-name="Default" style:data-style-name="N123">
      <style:table-cell-properties fo:background-color="#eeeeee"/>
    </style:style>
    <style:style style:name="ce39" style:family="table-cell" style:parent-style-name="Default" style:data-style-name="N123"/>
    <style:style style:name="ce2" style:family="table-cell" style:parent-style-name="Default" style:data-style-name="N1"/>
    <style:style style:name="ce42" style:family="table-cell" style:parent-style-name="Default" style:data-style-name="N123">
      <style:table-cell-properties fo:background-color="#eeeeee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transparent"/>
    </style:style>
    <style:style style:name="ce46" style:family="table-cell" style:parent-style-name="Default" style:data-style-name="N123">
      <style:table-cell-properties fo:background-color="#eeeee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031in" svg:height="5.6992in" svg:x="1.0673in" svg:y="0.2827in">
            <draw:object draw:notify-on-update-of-ranges="Sheet1.A50:Sheet1.A50 Sheet1.C50:Sheet1.N50 Sheet1.A53:Sheet1.A53 Sheet1.C53:Sheet1.N53 Sheet1.A56:Sheet1.A56 Sheet1.C56:Sheet1.N56 Sheet1.A59:Sheet1.A59 Sheet1.C59:Sheet1.N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1006" table:default-cell-style-name="Default"/>
        <table:table-column table:style-name="co7" table:number-columns-repeated="4" table:default-cell-style-name="Default"/>
        <table:table-row table:style-name="ro1" table:number-rows-repeated="11">
          <table:table-cell table:style-name="Default"/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style-name="Default"/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21"/>
          <table:table-cell table:style-name="ce33" table:number-columns-repeated="3"/>
          <table:table-cell table:style-name="ce43" table:number-columns-repeated="8"/>
          <table:table-cell table:style-name="ce51" table:number-columns-repeated="1010"/>
        </table:table-row>
        <table:table-row table:style-name="ro1">
          <table:table-cell table:style-name="ce4" office:value-type="string" calcext:value-type="string">
            <text:p>::gentoo</text:p>
          </table:table-cell>
          <table:table-cell table:style-name="ce22" office:value-type="string" calcext:value-type="string">
            <text:p>coverage</text:p>
          </table:table-cell>
          <table:table-cell table:style-name="ce15" office:value-type="float" office:value="2335" calcext:value-type="float">
            <text:p>2335</text:p>
          </table:table-cell>
          <table:table-cell table:style-name="ce15" office:value-type="float" office:value="3276" calcext:value-type="float">
            <text:p>3276</text:p>
          </table:table-cell>
          <table:table-cell table:style-name="ce15" office:value-type="float" office:value="3328" calcext:value-type="float">
            <text:p>3328</text:p>
          </table:table-cell>
          <table:table-cell table:style-name="ce15" office:value-type="float" office:value="2546" calcext:value-type="float">
            <text:p>2546</text:p>
          </table:table-cell>
          <table:table-cell table:style-name="ce15" office:value-type="float" office:value="1950" calcext:value-type="float">
            <text:p>1950</text:p>
          </table:table-cell>
          <table:table-cell table:style-name="ce15" office:value-type="float" office:value="1172" calcext:value-type="float">
            <text:p>1172</text:p>
          </table:table-cell>
          <table:table-cell table:style-name="ce15" office:value-type="float" office:value="586" calcext:value-type="float">
            <text:p>586</text:p>
          </table:table-cell>
          <table:table-cell table:style-name="ce15" office:value-type="float" office:value="551" calcext:value-type="float">
            <text:p>551</text:p>
          </table:table-cell>
          <table:table-cell table:style-name="ce15" office:value-type="float" office:value="409" calcext:value-type="float">
            <text:p>409</text:p>
          </table:table-cell>
          <table:table-cell table:style-name="ce15" office:value-type="float" office:value="31" calcext:value-type="float">
            <text:p>31</text:p>
          </table:table-cell>
          <table:table-cell table:style-name="ce15"/>
          <table:table-cell table:style-name="ce12"/>
          <table:table-cell/>
          <table:table-cell table:style-name="ce51" table:number-columns-repeated="1009"/>
        </table:table-row>
        <table:table-row table:style-name="ro1">
          <table:table-cell table:style-name="ce15" office:value-type="float" office:value="19300" calcext:value-type="float">
            <text:p>19300</text:p>
          </table:table-cell>
          <table:table-cell table:style-name="ce4" office:value-type="string" calcext:value-type="string">
            <text:p>cumulated</text:p>
          </table:table-cell>
          <table:table-cell table:style-name="ce15" table:formula="of:=[.C38]" office:value-type="float" office:value="2335" calcext:value-type="float">
            <text:p>2335</text:p>
          </table:table-cell>
          <table:table-cell table:style-name="ce15" table:formula="of:=[.C39]+[.D38]" office:value-type="float" office:value="5611" calcext:value-type="float">
            <text:p>5611</text:p>
          </table:table-cell>
          <table:table-cell table:style-name="ce15" table:formula="of:=[.D39]+[.E38]" office:value-type="float" office:value="8939" calcext:value-type="float">
            <text:p>8939</text:p>
          </table:table-cell>
          <table:table-cell table:style-name="ce15" table:formula="of:=[.E39]+[.F38]" office:value-type="float" office:value="11485" calcext:value-type="float">
            <text:p>11485</text:p>
          </table:table-cell>
          <table:table-cell table:style-name="ce15" table:formula="of:=[.F39]+[.G38]" office:value-type="float" office:value="13435" calcext:value-type="float">
            <text:p>13435</text:p>
          </table:table-cell>
          <table:table-cell table:style-name="ce15" table:formula="of:=[.G39]+[.H38]" office:value-type="float" office:value="14607" calcext:value-type="float">
            <text:p>14607</text:p>
          </table:table-cell>
          <table:table-cell table:style-name="ce15" table:formula="of:=[.H39]+[.I38]" office:value-type="float" office:value="15193" calcext:value-type="float">
            <text:p>15193</text:p>
          </table:table-cell>
          <table:table-cell table:style-name="ce15" table:formula="of:=[.I39]+[.J38]" office:value-type="float" office:value="15744" calcext:value-type="float">
            <text:p>15744</text:p>
          </table:table-cell>
          <table:table-cell table:style-name="ce15" table:formula="of:=[.J39]+[.K38]" office:value-type="float" office:value="16153" calcext:value-type="float">
            <text:p>16153</text:p>
          </table:table-cell>
          <table:table-cell table:style-name="ce15" table:formula="of:=[.K39]+[.L38]" office:value-type="float" office:value="16184" calcext:value-type="float">
            <text:p>16184</text:p>
          </table:table-cell>
          <table:table-cell table:style-name="ce15"/>
          <table:table-cell table:style-name="ce12"/>
          <table:table-cell/>
          <table:table-cell table:style-name="ce51" table:number-columns-repeated="1009"/>
        </table:table-row>
        <table:table-row table:style-name="ro1">
          <table:table-cell table:style-name="ce6" office:value-type="percentage" office:value="1" calcext:value-type="percentage">
            <text:p>100%</text:p>
          </table:table-cell>
          <table:table-cell table:style-name="ce12"/>
          <table:table-cell table:style-name="ce32" table:formula="of:=[.C39]/[.$A39]" office:value-type="percentage" office:value="0.120984455958549" calcext:value-type="percentage">
            <text:p>12%</text:p>
          </table:table-cell>
          <table:table-cell table:style-name="ce32" table:formula="of:=[.D39]/[.$A39]" office:value-type="percentage" office:value="0.290725388601036" calcext:value-type="percentage">
            <text:p>29%</text:p>
          </table:table-cell>
          <table:table-cell table:style-name="ce32" table:formula="of:=[.E39]/[.$A39]" office:value-type="percentage" office:value="0.463160621761658" calcext:value-type="percentage">
            <text:p>46%</text:p>
          </table:table-cell>
          <table:table-cell table:style-name="ce32" table:formula="of:=[.F39]/[.$A39]" office:value-type="percentage" office:value="0.595077720207254" calcext:value-type="percentage">
            <text:p>60%</text:p>
          </table:table-cell>
          <table:table-cell table:style-name="ce32" table:formula="of:=[.G39]/[.$A39]" office:value-type="percentage" office:value="0.696113989637306" calcext:value-type="percentage">
            <text:p>70%</text:p>
          </table:table-cell>
          <table:table-cell table:style-name="ce32" table:formula="of:=[.H39]/[.$A39]" office:value-type="percentage" office:value="0.756839378238342" calcext:value-type="percentage">
            <text:p>76%</text:p>
          </table:table-cell>
          <table:table-cell table:style-name="ce32" table:formula="of:=[.I39]/[.$A39]" office:value-type="percentage" office:value="0.78720207253886" calcext:value-type="percentage">
            <text:p>79%</text:p>
          </table:table-cell>
          <table:table-cell table:style-name="ce32" table:formula="of:=[.J39]/[.$A39]" office:value-type="percentage" office:value="0.815751295336788" calcext:value-type="percentage">
            <text:p>82%</text:p>
          </table:table-cell>
          <table:table-cell table:style-name="ce32" table:formula="of:=[.K39]/[.$A39]" office:value-type="percentage" office:value="0.836943005181347" calcext:value-type="percentage">
            <text:p>84%</text:p>
          </table:table-cell>
          <table:table-cell table:style-name="ce32" table:formula="of:=[.L39]/[.$A39]" office:value-type="percentage" office:value="0.838549222797927" calcext:value-type="percentage">
            <text:p>84%</text:p>
          </table:table-cell>
          <table:table-cell table:style-name="ce15" table:number-columns-repeated="2"/>
          <table:table-cell table:style-name="ce51" table:number-columns-repeated="1010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ce3"/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C42]+1" office:value-type="float" office:value="2" calcext:value-type="float">
            <text:p>2</text:p>
          </table:table-cell>
          <table:table-cell table:style-name="ce35" table:formula="of:=[.D42]+1" office:value-type="float" office:value="3" calcext:value-type="float">
            <text:p>3</text:p>
          </table:table-cell>
          <table:table-cell table:style-name="ce35" table:formula="of:=[.E42]+1" office:value-type="float" office:value="4" calcext:value-type="float">
            <text:p>4</text:p>
          </table:table-cell>
          <table:table-cell table:style-name="ce35" table:formula="of:=[.F42]+1" office:value-type="float" office:value="5" calcext:value-type="float">
            <text:p>5</text:p>
          </table:table-cell>
          <table:table-cell table:style-name="ce35" table:formula="of:=[.G42]+1" office:value-type="float" office:value="6" calcext:value-type="float">
            <text:p>6</text:p>
          </table:table-cell>
          <table:table-cell table:style-name="ce35" table:formula="of:=[.H42]+1" office:value-type="float" office:value="7" calcext:value-type="float">
            <text:p>7</text:p>
          </table:table-cell>
          <table:table-cell table:style-name="ce35" table:formula="of:=[.I42]+1" office:value-type="float" office:value="8" calcext:value-type="float">
            <text:p>8</text:p>
          </table:table-cell>
          <table:table-cell table:style-name="ce35" table:formula="of:=[.J42]+1" office:value-type="float" office:value="9" calcext:value-type="float">
            <text:p>9</text:p>
          </table:table-cell>
          <table:table-cell table:style-name="ce35" table:formula="of:=[.K42]+1" office:value-type="float" office:value="10" calcext:value-type="float">
            <text:p>10</text:p>
          </table:table-cell>
          <table:table-cell table:style-name="ce35" table:formula="of:=[.L42]+1" office:value-type="float" office:value="11" calcext:value-type="float">
            <text:p>11</text:p>
          </table:table-cell>
          <table:table-cell table:style-name="ce35" table:formula="of:=[.M42]+1" office:value-type="float" office:value="12" calcext:value-type="float">
            <text:p>12</text:p>
          </table:table-cell>
          <table:table-cell table:style-name="ce53" table:number-columns-repeated="1010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ce14" office:value-type="string" calcext:value-type="string" table:number-columns-spanned="13" table:number-rows-spanned="1">
            <text:p>emerges per day wrt dependency overhead (amount of packages before an emerge does not calculated additional deps)</text:p>
          </table:table-cell>
          <table:covered-table-cell table:number-columns-repeated="12" table:style-name="ce14" office:value-type="string" calcext:value-type="string">
            <text:p>emerges per day wrt dependency overhead (amount of packages before an emerge does not calculated additional deps)</text:p>
          </table:covered-table-cell>
          <table:table-cell table:style-name="ce14"/>
          <table:table-cell table:style-name="ce51" table:number-columns-repeated="1010"/>
        </table:table-row>
        <table:table-row table:style-name="ro1">
          <table:table-cell table:style-name="ce10" table:formula="of:=AVERAGE([.C45:.M45])" office:value-type="float" office:value="907.987546897547" calcext:value-type="float">
            <text:p>907.99</text:p>
          </table:table-cell>
          <table:table-cell table:style-name="ce28" office:value-type="string" calcext:value-type="string">
            <text:p>avg emerges</text:p>
          </table:table-cell>
          <table:table-cell table:style-name="ce37" table:formula="of:=AVERAGEIF([.C63:.C96];&quot;&gt;0&quot;)" office:value-type="float" office:value="1303" calcext:value-type="float">
            <text:p>1303.0</text:p>
          </table:table-cell>
          <table:table-cell table:style-name="ce37" table:formula="of:=AVERAGEIF([.D63:.D96];&quot;&gt;0&quot;)" office:value-type="float" office:value="1408.18181818182" calcext:value-type="float">
            <text:p>1408.2</text:p>
          </table:table-cell>
          <table:table-cell table:style-name="ce37" table:formula="of:=AVERAGEIF([.E63:.E96];&quot;&gt;0&quot;)" office:value-type="float" office:value="1119.9" calcext:value-type="float">
            <text:p>1119.9</text:p>
          </table:table-cell>
          <table:table-cell table:style-name="ce37" table:formula="of:=AVERAGEIF([.F63:.F96];&quot;&gt;0&quot;)" office:value-type="float" office:value="1062.33333333333" calcext:value-type="float">
            <text:p>1062.3</text:p>
          </table:table-cell>
          <table:table-cell table:style-name="ce37" table:formula="of:=AVERAGEIF([.G63:.G96];&quot;&gt;0&quot;)" office:value-type="float" office:value="978.444444444444" calcext:value-type="float">
            <text:p>978.4</text:p>
          </table:table-cell>
          <table:table-cell table:style-name="ce37" table:formula="of:=AVERAGEIF([.H63:.H96];&quot;&gt;0&quot;)" office:value-type="float" office:value="830.444444444444" calcext:value-type="float">
            <text:p>830.4</text:p>
          </table:table-cell>
          <table:table-cell table:style-name="ce37" table:formula="of:=AVERAGEIF([.I63:.I96];&quot;&gt;0&quot;)" office:value-type="float" office:value="752.222222222222" calcext:value-type="float">
            <text:p>752.2</text:p>
          </table:table-cell>
          <table:table-cell table:style-name="ce37" table:formula="of:=AVERAGEIF([.J63:.J96];&quot;&gt;0&quot;)" office:value-type="float" office:value="718.444444444445" calcext:value-type="float">
            <text:p>718.4</text:p>
          </table:table-cell>
          <table:table-cell table:style-name="ce37" table:formula="of:=AVERAGEIF([.K63:.K96];&quot;&gt;0&quot;)" office:value-type="float" office:value="484.571428571429" calcext:value-type="float">
            <text:p>484.6</text:p>
          </table:table-cell>
          <table:table-cell table:style-name="ce37" table:formula="of:=AVERAGEIF([.L63:.L96];&quot;&gt;0&quot;)" office:value-type="float" office:value="422.333333333333" calcext:value-type="float">
            <text:p>422.3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cumulated <text:s/></text:p>
          </table:table-cell>
          <table:table-cell table:style-name="ce37" table:formula="of:=SUM([.$C$45:.C45])" office:value-type="float" office:value="1303" calcext:value-type="float">
            <text:p>1303.0</text:p>
          </table:table-cell>
          <table:table-cell table:style-name="ce37" table:formula="of:=SUM([.$C$45:.D45])" office:value-type="float" office:value="2711.18181818182" calcext:value-type="float">
            <text:p>2711.2</text:p>
          </table:table-cell>
          <table:table-cell table:style-name="ce37" table:formula="of:=SUM([.$C$45:.E45])" office:value-type="float" office:value="3831.08181818182" calcext:value-type="float">
            <text:p>3831.1</text:p>
          </table:table-cell>
          <table:table-cell table:style-name="ce37" table:formula="of:=SUM([.$C$45:.F45])" office:value-type="float" office:value="4893.41515151515" calcext:value-type="float">
            <text:p>4893.4</text:p>
          </table:table-cell>
          <table:table-cell table:style-name="ce37" table:formula="of:=SUM([.$C$45:.G45])" office:value-type="float" office:value="5871.8595959596" calcext:value-type="float">
            <text:p>5871.9</text:p>
          </table:table-cell>
          <table:table-cell table:style-name="ce37" table:formula="of:=SUM([.$C$45:.H45])" office:value-type="float" office:value="6702.30404040404" calcext:value-type="float">
            <text:p>6702.3</text:p>
          </table:table-cell>
          <table:table-cell table:style-name="ce37" table:formula="of:=SUM([.$C$45:.I45])" office:value-type="float" office:value="7454.52626262626" calcext:value-type="float">
            <text:p>7454.5</text:p>
          </table:table-cell>
          <table:table-cell table:style-name="ce37" table:formula="of:=SUM([.$C$45:.J45])" office:value-type="float" office:value="8172.97070707071" calcext:value-type="float">
            <text:p>8173.0</text:p>
          </table:table-cell>
          <table:table-cell table:style-name="ce37" table:formula="of:=SUM([.$C$45:.K45])" office:value-type="float" office:value="8657.54213564214" calcext:value-type="float">
            <text:p>8657.5</text:p>
          </table:table-cell>
          <table:table-cell table:style-name="ce37" table:formula="of:=SUM([.$C$45:.L45])" office:value-type="float" office:value="9079.87546897547" calcext:value-type="float">
            <text:p>9079.9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1" office:value-type="string" calcext:value-type="string">
            <text:p>overhead</text:p>
          </table:table-cell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6]-[.$A50]" office:value-type="float" office:value="-5197" calcext:value-type="float">
            <text:p>-5197.0</text:p>
          </table:table-cell>
          <table:table-cell table:style-name="ce37" table:formula="of:=[.D$46]-[.$A50]" office:value-type="float" office:value="-3788.81818181818" calcext:value-type="float">
            <text:p>-3788.8</text:p>
          </table:table-cell>
          <table:table-cell table:style-name="ce37" table:formula="of:=[.E$46]-[.$A50]" office:value-type="float" office:value="-2668.91818181818" calcext:value-type="float">
            <text:p>-2668.9</text:p>
          </table:table-cell>
          <table:table-cell table:style-name="ce37" table:formula="of:=[.F$46]-[.$A50]" office:value-type="float" office:value="-1606.58484848485" calcext:value-type="float">
            <text:p>-1606.6</text:p>
          </table:table-cell>
          <table:table-cell table:style-name="ce37" table:formula="of:=[.G$46]-[.$A50]" office:value-type="float" office:value="-628.140404040404" calcext:value-type="float">
            <text:p>-628.1</text:p>
          </table:table-cell>
          <table:table-cell table:style-name="ce37" table:formula="of:=[.H$46]-[.$A50]" office:value-type="float" office:value="202.30404040404" calcext:value-type="float">
            <text:p>202.3</text:p>
          </table:table-cell>
          <table:table-cell table:style-name="ce37" table:formula="of:=[.I$46]-[.$A50]" office:value-type="float" office:value="954.526262626263" calcext:value-type="float">
            <text:p>954.5</text:p>
          </table:table-cell>
          <table:table-cell table:style-name="ce37" table:formula="of:=[.J$46]-[.$A50]" office:value-type="float" office:value="1672.97070707071" calcext:value-type="float">
            <text:p>1673.0</text:p>
          </table:table-cell>
          <table:table-cell table:style-name="ce37" table:formula="of:=[.K$46]-[.$A50]" office:value-type="float" office:value="2157.54213564214" calcext:value-type="float">
            <text:p>2157.5</text:p>
          </table:table-cell>
          <table:table-cell table:style-name="ce37" table:formula="of:=[.L$46]-[.$A50]" office:value-type="float" office:value="2579.87546897547" calcext:value-type="float">
            <text:p>2579.9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5" office:value-type="float" office:value="6500" calcext:value-type="float">
            <text:p>65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49]/[.C$42]" office:value-type="float" office:value="-5197" calcext:value-type="float">
            <text:p>-5197.0</text:p>
          </table:table-cell>
          <table:table-cell table:style-name="ce37" table:formula="of:=[.D49]/[.D$42]" office:value-type="float" office:value="-1894.40909090909" calcext:value-type="float">
            <text:p>-1894.4</text:p>
          </table:table-cell>
          <table:table-cell table:style-name="ce37" table:formula="of:=[.E49]/[.E$42]" office:value-type="float" office:value="-889.639393939394" calcext:value-type="float">
            <text:p>-889.6</text:p>
          </table:table-cell>
          <table:table-cell table:style-name="ce37" table:formula="of:=[.F49]/[.F$42]" office:value-type="float" office:value="-401.646212121212" calcext:value-type="float">
            <text:p>-401.6</text:p>
          </table:table-cell>
          <table:table-cell table:style-name="ce37" table:formula="of:=[.G49]/[.G$42]" office:value-type="float" office:value="-125.628080808081" calcext:value-type="float">
            <text:p>-125.6</text:p>
          </table:table-cell>
          <table:table-cell table:style-name="ce37" table:formula="of:=[.H49]/[.H$42]" office:value-type="float" office:value="33.71734006734" calcext:value-type="float">
            <text:p>33.7</text:p>
          </table:table-cell>
          <table:table-cell table:style-name="ce37" table:formula="of:=[.I49]/[.I$42]" office:value-type="float" office:value="136.360894660895" calcext:value-type="float">
            <text:p>136.4</text:p>
          </table:table-cell>
          <table:table-cell table:style-name="ce42" table:formula="of:=[.J49]/[.J$42]" office:value-type="float" office:value="209.121338383838" calcext:value-type="float">
            <text:p>209.1</text:p>
          </table:table-cell>
          <table:table-cell table:style-name="ce42" table:formula="of:=[.K49]/[.K$42]" office:value-type="float" office:value="239.726903960237" calcext:value-type="float">
            <text:p>239.7</text:p>
          </table:table-cell>
          <table:table-cell table:style-name="ce46" table:formula="of:=[.L49]/[.L$42]" office:value-type="float" office:value="257.987546897547" calcext:value-type="float">
            <text:p>258.0</text:p>
          </table:table-cell>
          <table:table-cell table:style-name="ce46"/>
          <table:table-cell table:style-name="ce42"/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6]-[.$A53]" office:value-type="float" office:value="-3697" calcext:value-type="float">
            <text:p>-3697.0</text:p>
          </table:table-cell>
          <table:table-cell table:style-name="ce37" table:formula="of:=[.D$46]-[.$A53]" office:value-type="float" office:value="-2288.81818181818" calcext:value-type="float">
            <text:p>-2288.8</text:p>
          </table:table-cell>
          <table:table-cell table:style-name="ce37" table:formula="of:=[.E$46]-[.$A53]" office:value-type="float" office:value="-1168.91818181818" calcext:value-type="float">
            <text:p>-1168.9</text:p>
          </table:table-cell>
          <table:table-cell table:style-name="ce37" table:formula="of:=[.F$46]-[.$A53]" office:value-type="float" office:value="-106.584848484848" calcext:value-type="float">
            <text:p>-106.6</text:p>
          </table:table-cell>
          <table:table-cell table:style-name="ce37" table:formula="of:=[.G$46]-[.$A53]" office:value-type="float" office:value="871.859595959596" calcext:value-type="float">
            <text:p>871.9</text:p>
          </table:table-cell>
          <table:table-cell table:style-name="ce37" table:formula="of:=[.H$46]-[.$A53]" office:value-type="float" office:value="1702.30404040404" calcext:value-type="float">
            <text:p>1702.3</text:p>
          </table:table-cell>
          <table:table-cell table:style-name="ce37" table:formula="of:=[.I$46]-[.$A53]" office:value-type="float" office:value="2454.52626262626" calcext:value-type="float">
            <text:p>2454.5</text:p>
          </table:table-cell>
          <table:table-cell table:style-name="ce37" table:formula="of:=[.J$46]-[.$A53]" office:value-type="float" office:value="3172.97070707071" calcext:value-type="float">
            <text:p>3173.0</text:p>
          </table:table-cell>
          <table:table-cell table:style-name="ce37" table:formula="of:=[.K$46]-[.$A53]" office:value-type="float" office:value="3657.54213564214" calcext:value-type="float">
            <text:p>3657.5</text:p>
          </table:table-cell>
          <table:table-cell table:style-name="ce37" table:formula="of:=[.L$46]-[.$A53]" office:value-type="float" office:value="4079.87546897547" calcext:value-type="float">
            <text:p>4079.9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5" office:value-type="float" office:value="5000" calcext:value-type="float">
            <text:p>50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2]/[.C$42]" office:value-type="float" office:value="-3697" calcext:value-type="float">
            <text:p>-3697.0</text:p>
          </table:table-cell>
          <table:table-cell table:style-name="ce37" table:formula="of:=[.D52]/[.D$42]" office:value-type="float" office:value="-1144.40909090909" calcext:value-type="float">
            <text:p>-1144.4</text:p>
          </table:table-cell>
          <table:table-cell table:style-name="ce37" table:formula="of:=[.E52]/[.E$42]" office:value-type="float" office:value="-389.639393939394" calcext:value-type="float">
            <text:p>-389.6</text:p>
          </table:table-cell>
          <table:table-cell table:style-name="ce37" table:formula="of:=[.F52]/[.F$42]" office:value-type="float" office:value="-26.6462121212121" calcext:value-type="float">
            <text:p>-26.6</text:p>
          </table:table-cell>
          <table:table-cell table:style-name="ce37" table:formula="of:=[.G52]/[.G$42]" office:value-type="float" office:value="174.371919191919" calcext:value-type="float">
            <text:p>174.4</text:p>
          </table:table-cell>
          <table:table-cell table:style-name="ce37" table:formula="of:=[.H52]/[.H$42]" office:value-type="float" office:value="283.71734006734" calcext:value-type="float">
            <text:p>283.7</text:p>
          </table:table-cell>
          <table:table-cell table:style-name="ce42" table:formula="of:=[.I52]/[.I$42]" office:value-type="float" office:value="350.646608946609" calcext:value-type="float">
            <text:p>350.6</text:p>
          </table:table-cell>
          <table:table-cell table:style-name="ce42" table:formula="of:=[.J52]/[.J$42]" office:value-type="float" office:value="396.621338383838" calcext:value-type="float">
            <text:p>396.6</text:p>
          </table:table-cell>
          <table:table-cell table:style-name="ce42" table:formula="of:=[.K52]/[.K$42]" office:value-type="float" office:value="406.393570626904" calcext:value-type="float">
            <text:p>406.4</text:p>
          </table:table-cell>
          <table:table-cell table:style-name="ce46" table:formula="of:=[.L52]/[.L$42]" office:value-type="float" office:value="407.987546897547" calcext:value-type="float">
            <text:p>408.0</text:p>
          </table:table-cell>
          <table:table-cell table:style-name="ce46"/>
          <table:table-cell table:style-name="ce37"/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10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6]-[.$A56]" office:value-type="float" office:value="-2197" calcext:value-type="float">
            <text:p>-2197.0</text:p>
          </table:table-cell>
          <table:table-cell table:style-name="ce37" table:formula="of:=[.D$46]-[.$A56]" office:value-type="float" office:value="-788.818181818182" calcext:value-type="float">
            <text:p>-788.8</text:p>
          </table:table-cell>
          <table:table-cell table:style-name="ce37" table:formula="of:=[.E$46]-[.$A56]" office:value-type="float" office:value="331.081818181819" calcext:value-type="float">
            <text:p>331.1</text:p>
          </table:table-cell>
          <table:table-cell table:style-name="ce37" table:formula="of:=[.F$46]-[.$A56]" office:value-type="float" office:value="1393.41515151515" calcext:value-type="float">
            <text:p>1393.4</text:p>
          </table:table-cell>
          <table:table-cell table:style-name="ce37" table:formula="of:=[.G$46]-[.$A56]" office:value-type="float" office:value="2371.8595959596" calcext:value-type="float">
            <text:p>2371.9</text:p>
          </table:table-cell>
          <table:table-cell table:style-name="ce37" table:formula="of:=[.H$46]-[.$A56]" office:value-type="float" office:value="3202.30404040404" calcext:value-type="float">
            <text:p>3202.3</text:p>
          </table:table-cell>
          <table:table-cell table:style-name="ce37" table:formula="of:=[.I$46]-[.$A56]" office:value-type="float" office:value="3954.52626262626" calcext:value-type="float">
            <text:p>3954.5</text:p>
          </table:table-cell>
          <table:table-cell table:style-name="ce37" table:formula="of:=[.J$46]-[.$A56]" office:value-type="float" office:value="4672.97070707071" calcext:value-type="float">
            <text:p>4673.0</text:p>
          </table:table-cell>
          <table:table-cell table:style-name="ce37" table:formula="of:=[.K$46]-[.$A56]" office:value-type="float" office:value="5157.54213564214" calcext:value-type="float">
            <text:p>5157.5</text:p>
          </table:table-cell>
          <table:table-cell table:style-name="ce37" table:formula="of:=[.L$46]-[.$A56]" office:value-type="float" office:value="5579.87546897547" calcext:value-type="float">
            <text:p>5579.9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5" office:value-type="float" office:value="3500" calcext:value-type="float">
            <text:p>35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5]/[.C$42]" office:value-type="float" office:value="-2197" calcext:value-type="float">
            <text:p>-2197.0</text:p>
          </table:table-cell>
          <table:table-cell table:style-name="ce37" table:formula="of:=[.D55]/[.D$42]" office:value-type="float" office:value="-394.409090909091" calcext:value-type="float">
            <text:p>-394.4</text:p>
          </table:table-cell>
          <table:table-cell table:style-name="ce37" table:formula="of:=[.E55]/[.E$42]" office:value-type="float" office:value="110.360606060606" calcext:value-type="float">
            <text:p>110.4</text:p>
          </table:table-cell>
          <table:table-cell table:style-name="ce42" table:formula="of:=[.F55]/[.F$42]" office:value-type="float" office:value="348.353787878788" calcext:value-type="float">
            <text:p>348.4</text:p>
          </table:table-cell>
          <table:table-cell table:style-name="ce42" table:formula="of:=[.G55]/[.G$42]" office:value-type="float" office:value="474.371919191919" calcext:value-type="float">
            <text:p>474.4</text:p>
          </table:table-cell>
          <table:table-cell table:style-name="ce42" table:formula="of:=[.H55]/[.H$42]" office:value-type="float" office:value="533.71734006734" calcext:value-type="float">
            <text:p>533.7</text:p>
          </table:table-cell>
          <table:table-cell table:style-name="ce42" table:formula="of:=[.I55]/[.I$42]" office:value-type="float" office:value="564.932323232323" calcext:value-type="float">
            <text:p>564.9</text:p>
          </table:table-cell>
          <table:table-cell table:style-name="ce46" table:formula="of:=[.J55]/[.J$42]" office:value-type="float" office:value="584.121338383838" calcext:value-type="float">
            <text:p>584.1</text:p>
          </table:table-cell>
          <table:table-cell table:style-name="ce42" table:formula="of:=[.K55]/[.K$42]" office:value-type="float" office:value="573.060237293571" calcext:value-type="float">
            <text:p>573.1</text:p>
          </table:table-cell>
          <table:table-cell table:style-name="ce42" table:formula="of:=[.L55]/[.L$42]" office:value-type="float" office:value="557.987546897547" calcext:value-type="float">
            <text:p>558.0</text:p>
          </table:table-cell>
          <table:table-cell table:style-name="ce46"/>
          <table:table-cell table:style-name="ce37"/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6]-[.$A59]" office:value-type="float" office:value="-697" calcext:value-type="float">
            <text:p>-697.0</text:p>
          </table:table-cell>
          <table:table-cell table:style-name="ce37" table:formula="of:=[.D$46]-[.$A59]" office:value-type="float" office:value="711.181818181818" calcext:value-type="float">
            <text:p>711.2</text:p>
          </table:table-cell>
          <table:table-cell table:style-name="ce37" table:formula="of:=[.E$46]-[.$A59]" office:value-type="float" office:value="1831.08181818182" calcext:value-type="float">
            <text:p>1831.1</text:p>
          </table:table-cell>
          <table:table-cell table:style-name="ce37" table:formula="of:=[.F$46]-[.$A59]" office:value-type="float" office:value="2893.41515151515" calcext:value-type="float">
            <text:p>2893.4</text:p>
          </table:table-cell>
          <table:table-cell table:style-name="ce37" table:formula="of:=[.G$46]-[.$A59]" office:value-type="float" office:value="3871.8595959596" calcext:value-type="float">
            <text:p>3871.9</text:p>
          </table:table-cell>
          <table:table-cell table:style-name="ce37" table:formula="of:=[.H$46]-[.$A59]" office:value-type="float" office:value="4702.30404040404" calcext:value-type="float">
            <text:p>4702.3</text:p>
          </table:table-cell>
          <table:table-cell table:style-name="ce37" table:formula="of:=[.I$46]-[.$A59]" office:value-type="float" office:value="5454.52626262626" calcext:value-type="float">
            <text:p>5454.5</text:p>
          </table:table-cell>
          <table:table-cell table:style-name="ce37" table:formula="of:=[.J$46]-[.$A59]" office:value-type="float" office:value="6172.97070707071" calcext:value-type="float">
            <text:p>6173.0</text:p>
          </table:table-cell>
          <table:table-cell table:style-name="ce37" table:formula="of:=[.K$46]-[.$A59]" office:value-type="float" office:value="6657.54213564214" calcext:value-type="float">
            <text:p>6657.5</text:p>
          </table:table-cell>
          <table:table-cell table:style-name="ce37" table:formula="of:=[.L$46]-[.$A59]" office:value-type="float" office:value="7079.87546897547" calcext:value-type="float">
            <text:p>7079.9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8]/[.C$42]" office:value-type="float" office:value="-697" calcext:value-type="float">
            <text:p>-697.0</text:p>
          </table:table-cell>
          <table:table-cell table:style-name="ce37" table:formula="of:=[.D58]/[.D$42]" office:value-type="float" office:value="355.590909090909" calcext:value-type="float">
            <text:p>355.6</text:p>
          </table:table-cell>
          <table:table-cell table:style-name="ce42" table:formula="of:=[.E58]/[.E$42]" office:value-type="float" office:value="610.360606060606" calcext:value-type="float">
            <text:p>610.4</text:p>
          </table:table-cell>
          <table:table-cell table:style-name="ce42" table:formula="of:=[.F58]/[.F$42]" office:value-type="float" office:value="723.353787878788" calcext:value-type="float">
            <text:p>723.4</text:p>
          </table:table-cell>
          <table:table-cell table:style-name="ce42" table:formula="of:=[.G58]/[.G$42]" office:value-type="float" office:value="774.371919191919" calcext:value-type="float">
            <text:p>774.4</text:p>
          </table:table-cell>
          <table:table-cell table:style-name="ce46" table:formula="of:=[.H58]/[.H$42]" office:value-type="float" office:value="783.71734006734" calcext:value-type="float">
            <text:p>783.7</text:p>
          </table:table-cell>
          <table:table-cell table:style-name="ce42" table:formula="of:=[.I58]/[.I$42]" office:value-type="float" office:value="779.218037518038" calcext:value-type="float">
            <text:p>779.2</text:p>
          </table:table-cell>
          <table:table-cell table:style-name="ce42" table:formula="of:=[.J58]/[.J$42]" office:value-type="float" office:value="771.621338383838" calcext:value-type="float">
            <text:p>771.6</text:p>
          </table:table-cell>
          <table:table-cell table:style-name="ce42" table:formula="of:=[.K58]/[.K$42]" office:value-type="float" office:value="739.726903960237" calcext:value-type="float">
            <text:p>739.7</text:p>
          </table:table-cell>
          <table:table-cell table:style-name="ce42" table:formula="of:=[.L58]/[.L$42]" office:value-type="float" office:value="707.987546897547" calcext:value-type="float">
            <text:p>708.0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39" table:number-columns-repeated="11"/>
          <table:table-cell table:style-name="ce30"/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13" table:number-rows-spanned="1">
            <text:p>raw data: emerges per image per day</text:p>
          </table:table-cell>
          <table:covered-table-cell table:number-columns-repeated="12" table:style-name="ce14" office:value-type="string" calcext:value-type="string">
            <text:p>raw data: emerges per image per day</text:p>
          </table:covered-table-cell>
          <table:table-cell table:style-name="ce14"/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2" table:number-columns-repeated="11"/>
          <table:table-cell table:style-name="ce30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no_multilib-j3_debug-20210620-175917</text:p>
          </table:table-cell>
          <table:table-cell office:value-type="float" office:value="1704" calcext:value-type="float">
            <text:p>1704</text:p>
          </table:table-cell>
          <table:table-cell office:value-type="float" office:value="1780" calcext:value-type="float">
            <text:p>1780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727" calcext:value-type="float">
            <text:p>727</text:p>
          </table:table-cell>
          <table:table-cell office:value-type="float" office:value="454" calcext:value-type="float">
            <text:p>454</text:p>
          </table:table-cell>
          <table:table-cell office:value-type="float" office:value="875" calcext:value-type="float">
            <text:p>875</text:p>
          </table:table-cell>
          <table:table-cell office:value-type="float" office:value="764" calcext:value-type="float">
            <text:p>764</text:p>
          </table:table-cell>
          <table:table-cell office:value-type="float" office:value="449" calcext:value-type="float">
            <text:p>4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7.1_desktop_systemd-j3_debug-20210620-181008</text:p>
          </table:table-cell>
          <table:table-cell office:value-type="float" office:value="1537" calcext:value-type="float">
            <text:p>1537</text:p>
          </table:table-cell>
          <table:table-cell office:value-type="float" office:value="1471" calcext:value-type="float">
            <text:p>1471</text:p>
          </table:table-cell>
          <table:table-cell office:value-type="float" office:value="1091" calcext:value-type="float">
            <text:p>1091</text:p>
          </table:table-cell>
          <table:table-cell office:value-type="float" office:value="920" calcext:value-type="float">
            <text:p>920</text:p>
          </table:table-cell>
          <table:table-cell office:value-type="float" office:value="1033" calcext:value-type="float">
            <text:p>1033</text:p>
          </table:table-cell>
          <table:table-cell office:value-type="float" office:value="917" calcext:value-type="float">
            <text:p>917</text:p>
          </table:table-cell>
          <table:table-cell office:value-type="float" office:value="811" calcext:value-type="float">
            <text:p>811</text:p>
          </table:table-cell>
          <table:table-cell office:value-type="float" office:value="775" calcext:value-type="float">
            <text:p>775</text:p>
          </table:table-cell>
          <table:table-cell office:value-type="float" office:value="654" calcext:value-type="float">
            <text:p>654</text:p>
          </table:table-cell>
          <table:table-cell office:value-type="float" office:value="409" calcext:value-type="float">
            <text:p>4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7.1_desktop_plasma-j3-20210621-104403</text:p>
          </table:table-cell>
          <table:table-cell office:value-type="float" office:value="1439" calcext:value-type="float">
            <text:p>1439</text:p>
          </table:table-cell>
          <table:table-cell office:value-type="float" office:value="1388" calcext:value-type="float">
            <text:p>1388</text:p>
          </table:table-cell>
          <table:table-cell office:value-type="float" office:value="893" calcext:value-type="float">
            <text:p>893</text:p>
          </table:table-cell>
          <table:table-cell office:value-type="float" office:value="1125" calcext:value-type="float">
            <text:p>1125</text:p>
          </table:table-cell>
          <table:table-cell office:value-type="float" office:value="869" calcext:value-type="float">
            <text:p>869</text:p>
          </table:table-cell>
          <table:table-cell office:value-type="float" office:value="562" calcext:value-type="float">
            <text:p>562</text:p>
          </table:table-cell>
          <table:table-cell office:value-type="float" office:value="855" calcext:value-type="float">
            <text:p>855</text:p>
          </table:table-cell>
          <table:table-cell office:value-type="float" office:value="712" calcext:value-type="float">
            <text:p>712</text:p>
          </table:table-cell>
          <table:table-cell office:value-type="float" office:value="616" calcext:value-type="float">
            <text:p>616</text:p>
          </table:table-cell>
          <table:table-cell office:value-type="float" office:value="409" calcext:value-type="float">
            <text:p>4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7.1_desktop_gnome_systemd-j3-20210621-181751</text:p>
          </table:table-cell>
          <table:table-cell office:value-type="float" office:value="1179" calcext:value-type="float">
            <text:p>1179</text:p>
          </table:table-cell>
          <table:table-cell office:value-type="float" office:value="1271" calcext:value-type="float">
            <text:p>1271</text:p>
          </table:table-cell>
          <table:table-cell office:value-type="float" office:value="1030" calcext:value-type="float">
            <text:p>1030</text:p>
          </table:table-cell>
          <table:table-cell office:value-type="float" office:value="950" calcext:value-type="float">
            <text:p>950</text:p>
          </table:table-cell>
          <table:table-cell office:value-type="float" office:value="939" calcext:value-type="float">
            <text:p>939</text:p>
          </table:table-cell>
          <table:table-cell office:value-type="float" office:value="777" calcext:value-type="float">
            <text:p>777</text:p>
          </table:table-cell>
          <table:table-cell office:value-type="float" office:value="723" calcext:value-type="float">
            <text:p>723</text:p>
          </table:table-cell>
          <table:table-cell office:value-type="float" office:value="581" calcext:value-type="float">
            <text:p>581</text:p>
          </table:table-cell>
          <table:table-cell office:value-type="float" office:value="388" calcext:value-type="float">
            <text:p>38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hardened-j3-20210621-211744</text:p>
          </table:table-cell>
          <table:table-cell office:value-type="float" office:value="1718" calcext:value-type="float">
            <text:p>1718</text:p>
          </table:table-cell>
          <table:table-cell office:value-type="float" office:value="1323" calcext:value-type="float">
            <text:p>1323</text:p>
          </table:table-cell>
          <table:table-cell office:value-type="float" office:value="1403" calcext:value-type="float">
            <text:p>1403</text:p>
          </table:table-cell>
          <table:table-cell office:value-type="float" office:value="1030" calcext:value-type="float">
            <text:p>1030</text:p>
          </table:table-cell>
          <table:table-cell office:value-type="float" office:value="939" calcext:value-type="float">
            <text:p>939</text:p>
          </table:table-cell>
          <table:table-cell office:value-type="float" office:value="871" calcext:value-type="float">
            <text:p>871</text:p>
          </table:table-cell>
          <table:table-cell office:value-type="float" office:value="798" calcext:value-type="float">
            <text:p>798</text:p>
          </table:table-cell>
          <table:table-cell office:value-type="float" office:value="770" calcext:value-type="float">
            <text:p>770</text:p>
          </table:table-cell>
          <table:table-cell office:value-type="float" office:value="372" calcext:value-type="float">
            <text:p>37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desktop-j3-20210621-234803</text:p>
          </table:table-cell>
          <table:table-cell office:value-type="float" office:value="1351" calcext:value-type="float">
            <text:p>1351</text:p>
          </table:table-cell>
          <table:table-cell office:value-type="float" office:value="933" calcext:value-type="float">
            <text:p>933</text:p>
          </table:table-cell>
          <table:table-cell office:value-type="float" office:value="1466" calcext:value-type="float">
            <text:p>1466</text:p>
          </table:table-cell>
          <table:table-cell office:value-type="float" office:value="1220" calcext:value-type="float">
            <text:p>1220</text:p>
          </table:table-cell>
          <table:table-cell office:value-type="float" office:value="970" calcext:value-type="float">
            <text:p>970</text:p>
          </table:table-cell>
          <table:table-cell office:value-type="float" office:value="518" calcext:value-type="float">
            <text:p>518</text:p>
          </table:table-cell>
          <table:table-cell office:value-type="float" office:value="897" calcext:value-type="float">
            <text:p>897</text:p>
          </table:table-cell>
          <table:table-cell office:value-type="float" office:value="719" calcext:value-type="float">
            <text:p>719</text:p>
          </table:table-cell>
          <table:table-cell office:value-type="float" office:value="299" calcext:value-type="float">
            <text:p>2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no_multilib_hardened-j3-20210622-104339</text:p>
          </table:table-cell>
          <table:table-cell office:value-type="float" office:value="1682" calcext:value-type="float">
            <text:p>1682</text:p>
          </table:table-cell>
          <table:table-cell office:value-type="float" office:value="1520" calcext:value-type="float">
            <text:p>1520</text:p>
          </table:table-cell>
          <table:table-cell office:value-type="float" office:value="1536" calcext:value-type="float">
            <text:p>1536</text:p>
          </table:table-cell>
          <table:table-cell office:value-type="float" office:value="1171" calcext:value-type="float">
            <text:p>1171</text:p>
          </table:table-cell>
          <table:table-cell office:value-type="float" office:value="867" calcext:value-type="float">
            <text:p>867</text:p>
          </table:table-cell>
          <table:table-cell office:value-type="float" office:value="970" calcext:value-type="float">
            <text:p>970</text:p>
          </table:table-cell>
          <table:table-cell office:value-type="float" office:value="746" calcext:value-type="float">
            <text:p>746</text:p>
          </table:table-cell>
          <table:table-cell office:value-type="float" office:value="704" calcext:value-type="float">
            <text:p>704</text:p>
          </table:table-cell>
          <table:table-cell office:value-type="float" office:value="299" calcext:value-type="float">
            <text:p>2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-j3-20210622-121844</text:p>
          </table:table-cell>
          <table:table-cell office:value-type="float" office:value="1401" calcext:value-type="float">
            <text:p>1401</text:p>
          </table:table-cell>
          <table:table-cell office:value-type="float" office:value="1556" calcext:value-type="float">
            <text:p>1556</text:p>
          </table:table-cell>
          <table:table-cell office:value-type="float" office:value="1536" calcext:value-type="float">
            <text:p>1536</text:p>
          </table:table-cell>
          <table:table-cell office:value-type="float" office:value="1048" calcext:value-type="float">
            <text:p>1048</text:p>
          </table:table-cell>
          <table:table-cell office:value-type="float" office:value="1070" calcext:value-type="float">
            <text:p>1070</text:p>
          </table:table-cell>
          <table:table-cell office:value-type="float" office:value="1066" calcext:value-type="float">
            <text:p>1066</text:p>
          </table:table-cell>
          <table:table-cell office:value-type="float" office:value="743" calcext:value-type="float">
            <text:p>743</text:p>
          </table:table-cell>
          <table:table-cell office:value-type="float" office:value="665" calcext:value-type="float">
            <text:p>66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7.1_developer-j3_abi32+64_test-20210627-122138</text:p>
          </table:table-cell>
          <table:table-cell office:value-type="float" office:value="438" calcext:value-type="float">
            <text:p>438</text:p>
          </table:table-cell>
          <table:table-cell office:value-type="float" office:value="986" calcext:value-type="float">
            <text:p>986</text:p>
          </table:table-cell>
          <table:table-cell office:value-type="float" office:value="504" calcext:value-type="float">
            <text:p>504</text:p>
          </table:table-cell>
          <table:table-cell office:value-type="float" office:value="1048" calcext:value-type="float">
            <text:p>1048</text:p>
          </table:table-cell>
          <table:table-cell office:value-type="float" office:value="1070" calcext:value-type="float">
            <text:p>1070</text:p>
          </table:table-cell>
          <table:table-cell office:value-type="float" office:value="1066" calcext:value-type="float">
            <text:p>1066</text:p>
          </table:table-cell>
          <table:table-cell office:value-type="float" office:value="743" calcext:value-type="float">
            <text:p>743</text:p>
          </table:table-cell>
          <table:table-cell office:value-type="float" office:value="665" calcext:value-type="float">
            <text:p>66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7.1_systemd-j3-20210628-090704</text:p>
          </table:table-cell>
          <table:table-cell office:value-type="float" office:value="1404" calcext:value-type="float">
            <text:p>1404</text:p>
          </table:table-cell>
          <table:table-cell office:value-type="float" office:value="1631" calcext:value-type="float">
            <text:p>1631</text:p>
          </table:table-cell>
          <table:table-cell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7.1_desktop_plasma_systemd-j3-20210629-092836</text:p>
          </table:table-cell>
          <table:table-cell office:value-type="float" office:value="1135" calcext:value-type="float">
            <text:p>1135</text:p>
          </table:table-cell>
          <table:table-cell office:value-type="float" office:value="1631" calcext:value-type="float">
            <text:p>16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.1_desktop_gnome-j3-20210629-182100</text:p>
          </table:table-cell>
          <table:table-cell office:value-type="float" office:value="648" calcext:value-type="float">
            <text:p>648</text:p>
          </table:table-cell>
          <table:table-cell table:number-columns-repeated="1021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09:08:00.017125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6-30T09:08:48.339825391</dc:date>
    <dc:creator>Toralf Förster</dc:creator>
    <meta:editing-duration>PT18H25M52S</meta:editing-duration>
    <meta:editing-cycles>99</meta:editing-cycles>
    <meta:generator>LibreOffice/7.1.3.2$Linux_X86_64 LibreOffice_project/10$Build-2</meta:generator>
    <meta:document-statistic meta:table-count="1" meta:cell-count="29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07cm" svg:height="14.477cm" xlink:href=".." xlink:type="simple" chart:class="chart:line" chart:style-name="ch1">
        <chart:title svg:x="6.697cm" svg:y="0.424cm" chart:style-name="ch2">
          <text:p>emerges per day wrt dependency overhead
</text:p>
        </chart:title>
        <chart:legend chart:legend-position="end" svg:x="20.022cm" svg:y="6.192cm" style:legend-expansion="high" chart:style-name="ch3"/>
        <chart:plot-area chart:style-name="ch4" table:cell-range-address="Sheet1.A50:Sheet1.A50 Sheet1.C50:Sheet1.N50 Sheet1.A53:Sheet1.A53 Sheet1.C53:Sheet1.N53 Sheet1.A56:Sheet1.A56 Sheet1.C56:Sheet1.N56 Sheet1.A59:Sheet1.A59 Sheet1.C59:Sheet1.N59" chart:data-source-has-labels="column" svg:x="0.774cm" svg:y="1.546cm" svg:width="18.588cm" svg:height="12.694cm">
          <chart:coordinate-region svg:x="2.163cm" svg:y="1.745cm" svg:width="17.012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50:Sheet1.N50" chart:label-cell-address="Sheet1.A50:Sheet1.A50" chart:class="chart:line">
            <chart:data-point chart:repeated="12"/>
          </chart:series>
          <chart:series chart:style-name="ch10" chart:values-cell-range-address="Sheet1.C53:Sheet1.N53" chart:label-cell-address="Sheet1.A53:Sheet1.A53" chart:class="chart:line">
            <chart:data-point chart:repeated="12"/>
          </chart:series>
          <chart:series chart:style-name="ch11" chart:values-cell-range-address="Sheet1.C56:Sheet1.N56" chart:label-cell-address="Sheet1.A56:Sheet1.A56" chart:class="chart:line">
            <chart:data-point chart:repeated="12"/>
          </chart:series>
          <chart:series chart:style-name="ch12" chart:values-cell-range-address="Sheet1.C59:Sheet1.N59" chart:label-cell-address="Sheet1.A59:Sheet1.A59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6500</text:p>
                <draw:g>
                  <svg:desc>Sheet1.A50:Sheet1.A50</svg:desc>
                </draw:g>
              </table:table-cell>
              <table:table-cell office:value-type="float" office:value="-5197">
                <text:p>-5197</text:p>
                <draw:g>
                  <svg:desc>Sheet1.C50:Sheet1.N50</svg:desc>
                </draw:g>
              </table:table-cell>
              <table:table-cell office:value-type="float" office:value="-1894.40909090909">
                <text:p>-1894.40909090909</text:p>
              </table:table-cell>
              <table:table-cell office:value-type="float" office:value="-889.639393939394">
                <text:p>-889.639393939394</text:p>
              </table:table-cell>
              <table:table-cell office:value-type="float" office:value="-401.646212121212">
                <text:p>-401.646212121212</text:p>
              </table:table-cell>
              <table:table-cell office:value-type="float" office:value="-125.628080808081">
                <text:p>-125.628080808081</text:p>
              </table:table-cell>
              <table:table-cell office:value-type="float" office:value="33.71734006734">
                <text:p>33.71734006734</text:p>
              </table:table-cell>
              <table:table-cell office:value-type="float" office:value="136.360894660895">
                <text:p>136.360894660895</text:p>
              </table:table-cell>
              <table:table-cell office:value-type="float" office:value="209.121338383838">
                <text:p>209.121338383838</text:p>
              </table:table-cell>
              <table:table-cell office:value-type="float" office:value="239.726903960237">
                <text:p>239.726903960237</text:p>
              </table:table-cell>
              <table:table-cell office:value-type="float" office:value="257.987546897547">
                <text:p>257.98754689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</text:p>
                <draw:g>
                  <svg:desc>Sheet1.A53:Sheet1.A53</svg:desc>
                </draw:g>
              </table:table-cell>
              <table:table-cell office:value-type="float" office:value="-3697">
                <text:p>-3697</text:p>
                <draw:g>
                  <svg:desc>Sheet1.C53:Sheet1.N53</svg:desc>
                </draw:g>
              </table:table-cell>
              <table:table-cell office:value-type="float" office:value="-1144.40909090909">
                <text:p>-1144.40909090909</text:p>
              </table:table-cell>
              <table:table-cell office:value-type="float" office:value="-389.639393939394">
                <text:p>-389.639393939394</text:p>
              </table:table-cell>
              <table:table-cell office:value-type="float" office:value="-26.6462121212121">
                <text:p>-26.6462121212121</text:p>
              </table:table-cell>
              <table:table-cell office:value-type="float" office:value="174.371919191919">
                <text:p>174.371919191919</text:p>
              </table:table-cell>
              <table:table-cell office:value-type="float" office:value="283.71734006734">
                <text:p>283.71734006734</text:p>
              </table:table-cell>
              <table:table-cell office:value-type="float" office:value="350.646608946609">
                <text:p>350.646608946609</text:p>
              </table:table-cell>
              <table:table-cell office:value-type="float" office:value="396.621338383838">
                <text:p>396.621338383838</text:p>
              </table:table-cell>
              <table:table-cell office:value-type="float" office:value="406.393570626904">
                <text:p>406.393570626904</text:p>
              </table:table-cell>
              <table:table-cell office:value-type="float" office:value="407.987546897547">
                <text:p>407.98754689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0</text:p>
                <draw:g>
                  <svg:desc>Sheet1.A56:Sheet1.A56</svg:desc>
                </draw:g>
              </table:table-cell>
              <table:table-cell office:value-type="float" office:value="-2197">
                <text:p>-2197</text:p>
                <draw:g>
                  <svg:desc>Sheet1.C56:Sheet1.N56</svg:desc>
                </draw:g>
              </table:table-cell>
              <table:table-cell office:value-type="float" office:value="-394.409090909091">
                <text:p>-394.409090909091</text:p>
              </table:table-cell>
              <table:table-cell office:value-type="float" office:value="110.360606060606">
                <text:p>110.360606060606</text:p>
              </table:table-cell>
              <table:table-cell office:value-type="float" office:value="348.353787878788">
                <text:p>348.353787878788</text:p>
              </table:table-cell>
              <table:table-cell office:value-type="float" office:value="474.371919191919">
                <text:p>474.371919191919</text:p>
              </table:table-cell>
              <table:table-cell office:value-type="float" office:value="533.71734006734">
                <text:p>533.71734006734</text:p>
              </table:table-cell>
              <table:table-cell office:value-type="float" office:value="564.932323232323">
                <text:p>564.932323232323</text:p>
              </table:table-cell>
              <table:table-cell office:value-type="float" office:value="584.121338383838">
                <text:p>584.121338383838</text:p>
              </table:table-cell>
              <table:table-cell office:value-type="float" office:value="573.060237293571">
                <text:p>573.060237293571</text:p>
              </table:table-cell>
              <table:table-cell office:value-type="float" office:value="557.987546897547">
                <text:p>557.98754689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  <draw:g>
                  <svg:desc>Sheet1.A59:Sheet1.A59</svg:desc>
                </draw:g>
              </table:table-cell>
              <table:table-cell office:value-type="float" office:value="-697">
                <text:p>-697</text:p>
                <draw:g>
                  <svg:desc>Sheet1.C59:Sheet1.N59</svg:desc>
                </draw:g>
              </table:table-cell>
              <table:table-cell office:value-type="float" office:value="355.590909090909">
                <text:p>355.590909090909</text:p>
              </table:table-cell>
              <table:table-cell office:value-type="float" office:value="610.360606060606">
                <text:p>610.360606060606</text:p>
              </table:table-cell>
              <table:table-cell office:value-type="float" office:value="723.353787878788">
                <text:p>723.353787878788</text:p>
              </table:table-cell>
              <table:table-cell office:value-type="float" office:value="774.371919191919">
                <text:p>774.371919191919</text:p>
              </table:table-cell>
              <table:table-cell office:value-type="float" office:value="783.71734006734">
                <text:p>783.71734006734</text:p>
              </table:table-cell>
              <table:table-cell office:value-type="float" office:value="779.218037518038">
                <text:p>779.218037518038</text:p>
              </table:table-cell>
              <table:table-cell office:value-type="float" office:value="771.621338383838">
                <text:p>771.621338383838</text:p>
              </table:table-cell>
              <table:table-cell office:value-type="float" office:value="739.726903960237">
                <text:p>739.726903960237</text:p>
              </table:table-cell>
              <table:table-cell office:value-type="float" office:value="707.987546897547">
                <text:p>707.98754689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